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0_13-14-44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10_15-38-21_000.jpg</text:p>
          </table:table-cell>
          <table:table-cell table:style-name="ce17" office:value-type="string">
            <text:p>:bookmemo / ページメモ(photo) / 『護身Hand Book』 / 著者=毛利元貞 / p.212-213 / 「護身ワーク１２　相手を倒して逃げる」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6" table:formula="of:=IF([.E3]=&quot;&quot;;[.C3];CONCATENATE([.C3];&quot; / &quot;;[.E3]))" office:value-type="string" office:string-value=":bookmemo / ページメモ(photo) / 『護身Hand Book』 / 著者=毛利元貞 / p.212-213 / 「護身ワーク１２　相手を倒して逃げる」">
            <text:p>:bookmemo / ページメモ(photo) / 『護身Hand Book』 / 著者=毛利元貞 / p.212-213 / 「護身ワーク１２　相手を倒して逃げる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0_15-39-02_000.jpg</text:p>
          </table:table-cell>
          <table:table-cell table:style-name="ce17" office:value-type="string">
            <text:p>:bookmemo / ページメモ(photo) / 『護身Hand Book』 / 著者=毛利元貞 / p.218-219 / 「デモ２　掴みかかってくる相手を制す」</text:p>
          </table:table-cell>
          <table:table-cell table:style-name="ce35"/>
          <table:table-cell table:style-name="ce4"/>
          <table:table-cell table:style-name="ce4" office:value-type="string">
            <text:p>N-35-35-28.271484 E-139-34-49.874267</text:p>
          </table:table-cell>
          <table:table-cell table:style-name="ce36" table:formula="of:=IF([.E4]=&quot;&quot;;[.C4];CONCATENATE([.C4];&quot; / &quot;;[.E4]))" office:value-type="string" office:string-value=":bookmemo / ページメモ(photo) / 『護身Hand Book』 / 著者=毛利元貞 / p.218-219 / 「デモ２　掴みかかってくる相手を制す」">
            <text:p>:bookmemo / ページメモ(photo) / 『護身Hand Book』 / 著者=毛利元貞 / p.218-219 / 「デモ２　掴みかかってくる相手を制す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0_15-39-18_000.jpg</text:p>
          </table:table-cell>
          <table:table-cell table:style-name="ce17" office:value-type="string">
            <text:p>:bookmemo / ページメモ(photo) / 『護身Hand Book』 / 著者=毛利元貞 / p.220-221 / 「からだを守る　頭部」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6" table:formula="of:=IF([.E5]=&quot;&quot;;[.C5];CONCATENATE([.C5];&quot; / &quot;;[.E5]))" office:value-type="string" office:string-value=":bookmemo / ページメモ(photo) / 『護身Hand Book』 / 著者=毛利元貞 / p.220-221 / 「からだを守る　頭部」">
            <text:p>:bookmemo / ページメモ(photo) / 『護身Hand Book』 / 著者=毛利元貞 / p.220-221 / 「からだを守る　頭部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0_15-39-29_000.jpg</text:p>
          </table:table-cell>
          <table:table-cell table:style-name="ce17" office:value-type="string">
            <text:p>:bookmemo / ページメモ(photo) / 『護身Hand Book』 / 著者=毛利元貞 / p.222-223 / 「からだを守る　後頭部　胴体」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6" table:formula="of:=IF([.E6]=&quot;&quot;;[.C6];CONCATENATE([.C6];&quot; / &quot;;[.E6]))" office:value-type="string" office:string-value=":bookmemo / ページメモ(photo) / 『護身Hand Book』 / 著者=毛利元貞 / p.222-223 / 「からだを守る　後頭部　胴体」">
            <text:p>:bookmemo / ページメモ(photo) / 『護身Hand Book』 / 著者=毛利元貞 / p.222-223 / 「からだを守る　後頭部　胴体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0_15-39-39_000.jpg</text:p>
          </table:table-cell>
          <table:table-cell table:style-name="ce17" office:value-type="string">
            <text:p>:bookmemo / ページメモ(photo) / 『護身Hand Book』 / 著者=毛利元貞 / p.224-225 / 「からだを守る　胴体　前腕～指先　脚部」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6" table:formula="of:=IF([.E7]=&quot;&quot;;[.C7];CONCATENATE([.C7];&quot; / &quot;;[.E7]))" office:value-type="string" office:string-value=":bookmemo / ページメモ(photo) / 『護身Hand Book』 / 著者=毛利元貞 / p.224-225 / 「からだを守る　胴体　前腕～指先　脚部」">
            <text:p>:bookmemo / ページメモ(photo) / 『護身Hand Book』 / 著者=毛利元貞 / p.224-225 / 「からだを守る　胴体　前腕～指先　脚部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0_15-39-55_000.jpg</text:p>
          </table:table-cell>
          <table:table-cell table:style-name="ce17" office:value-type="string">
            <text:p>:bookmemo / ページメモ(photo) / 『護身Hand Book』 / 著者=毛利元貞 / p.226-227 / 「からだを守る　胴体（背面）　脚部（背面）」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6" table:formula="of:=IF([.E8]=&quot;&quot;;[.C8];CONCATENATE([.C8];&quot; / &quot;;[.E8]))" office:value-type="string" office:string-value=":bookmemo / ページメモ(photo) / 『護身Hand Book』 / 著者=毛利元貞 / p.226-227 / 「からだを守る　胴体（背面）　脚部（背面）」">
            <text:p>:bookmemo / ページメモ(photo) / 『護身Hand Book』 / 著者=毛利元貞 / p.226-227 / 「からだを守る　胴体（背面）　脚部（背面）」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0_17-44-28_000.jpg</text:p>
          </table:table-cell>
          <table:table-cell table:style-name="ce19" office:value-type="string">
            <text:p>:m 1*1 RES / 245#78 / 『不完全性定理』 ゲーデル、著；林晋、八杉満利子、訳・解説 / p.15 / w:形式系；PM；ZF</text:p>
          </table:table-cell>
          <table:table-cell table:style-name="ce18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6" table:formula="of:=IF([.E9]=&quot;&quot;;[.C9];CONCATENATE([.C9];&quot; / &quot;;[.E9]))" office:value-type="string" office:string-value=":m 1*1 RES / 245#78 / 『不完全性定理』 ゲーデル、著；林晋、八杉満利子、訳・解説 / p.15 / w:形式系；PM；ZF">
            <text:p>:m 1*1 RES / 245#78 / 『不完全性定理』 ゲーデル、著；林晋、八杉満利子、訳・解説 / p.15 / w:形式系；PM；ZF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0_20-56-3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08813 E-139-34-49.379882</text:p>
          </table:table-cell>
          <table:table-cell table:style-name="ce36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11_00-14-02_000.jpg</text:p>
          </table:table-cell>
          <table:table-cell table:style-name="ce25" office:value-type="string">
            <text:p>:m 考え / 自分がやっていることと、外界に対してやることとの関係</text:p>
          </table:table-cell>
          <table:table-cell table:style-name="ce19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6" table:formula="of:=IF([.E11]=&quot;&quot;;[.C11];CONCATENATE([.C11];&quot; / &quot;;[.E11]))" office:value-type="string" office:string-value=":m 考え / 自分がやっていることと、外界に対してやることとの関係">
            <text:p>:m 考え / 自分がやっていることと、外界に対してやることとの関係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11_02-52-47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6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11_02-52-5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6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11_08-40-58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6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0_15-06-01_000.mp4</text:p>
          </table:table-cell>
          <table:table-cell table:style-name="ce8" office:value-type="string">
            <text:p>:VIDEO / @自室 / 記録 / jap.flute-bamboo / 演奏、play / b-2020-1110-1 / genr=tips:how-to-blow:oct-2:Af~~Bf</text:p>
          </table:table-cell>
          <table:table-cell table:style-name="ce19"/>
          <table:table-cell table:style-name="ce4"/>
          <table:table-cell table:style-name="ce4"/>
          <table:table-cell table:style-name="ce36" table:formula="of:=IF([.E15]=&quot;&quot;;[.C15];CONCATENATE([.C15];&quot; / &quot;;[.E15]))" office:value-type="string" office:string-value=":VIDEO / @自室 / 記録 / jap.flute-bamboo / 演奏、play / b-2020-1110-1 / genr=tips:how-to-blow:oct-2:Af~~Bf">
            <text:p>:VIDEO / @自室 / 記録 / jap.flute-bamboo / 演奏、play / b-2020-1110-1 / genr=tips:how-to-blow:oct-2:Af~~Bf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0_18-22-32_000.mp4</text:p>
          </table:table-cell>
          <table:table-cell table:style-name="ce8" office:value-type="string">
            <text:p>:VIDEO / @自室 / 記録 / jap.flute-bamboo / 演奏、play / b-2020-1110-2 / genr=tips:how-to-blow:lower-notes:Bf3;Df4</text:p>
          </table:table-cell>
          <table:table-cell table:style-name="ce18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VIDEO / @自室 / 記録 / jap.flute-bamboo / 演奏、play / b-2020-1110-2 / genr=tips:how-to-blow:lower-notes:Bf3;Df4">
            <text:p>:VIDEO / @自室 / 記録 / jap.flute-bamboo / 演奏、play / b-2020-1110-2 / genr=tips:how-to-blow:lower-notes:Bf3;Df4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0_18-39-48_000.mp4</text:p>
          </table:table-cell>
          <table:table-cell table:style-name="ce8" office:value-type="string">
            <text:p>:VIDEO / @自室 / 記録 / jap.flute-bamboo / 演奏、play / b-2020-1110-2 / genr=recording:how-to-blow:oct-2</text:p>
          </table:table-cell>
          <table:table-cell table:style-name="ce19"/>
          <table:table-cell table:style-name="ce4"/>
          <table:table-cell table:style-name="ce4"/>
          <table:table-cell table:style-name="ce36" table:formula="of:=IF([.E17]=&quot;&quot;;[.C17];CONCATENATE([.C17];&quot; / &quot;;[.E17]))" office:value-type="string" office:string-value=":VIDEO / @自室 / 記録 / jap.flute-bamboo / 演奏、play / b-2020-1110-2 / genr=recording:how-to-blow:oct-2">
            <text:p>:VIDEO / @自室 / 記録 / jap.flute-bamboo / 演奏、play / b-2020-1110-2 / genr=recording:how-to-blow:oct-2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1_02-46-25_000.mid</text:p>
          </table:table-cell>
          <table:table-cell table:style-name="ce8" office:value-type="string">
            <text:p>:in-mid / app=perfect-piano / 演奏、play / id-2020-1111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18]=&quot;&quot;;[.C18];CONCATENATE([.C18];&quot; / &quot;;[.E18]))" office:value-type="string" office:string-value=":in-mid / app=perfect-piano / 演奏、play / id-2020-1111-1 / category=melody,inst=~,for=~,genre=~">
            <text:p>:in-mid / app=perfect-piano / 演奏、play / id-2020-1111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2020/11/11</text:date>, <text:time>13:5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1T13:56:41.86</dc:date>
    <dc:creator>iwabuchi ken</dc:creator>
    <meta:editing-duration>P27DT21H19M22S</meta:editing-duration>
    <meta:editing-cycles>10399</meta:editing-cycles>
    <meta:document-statistic meta:table-count="1" meta:cell-count="462" meta:object-count="0"/>
  </office:meta>
</office:document-meta>
</file>